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fo:font-size="11pt" officeooo:rsid="001611cb" officeooo:paragraph-rsid="001611cb" style:font-size-asian="11pt" style:font-size-complex="11pt"/>
    </style:style>
    <style:style style:name="P2" style:family="paragraph" style:parent-style-name="Standard">
      <style:text-properties fo:font-size="11pt" officeooo:rsid="00165173" officeooo:paragraph-rsid="00165173" style:font-size-asian="9.60000038146973pt" style:font-size-complex="11pt"/>
    </style:style>
    <style:style style:name="P3" style:family="paragraph" style:parent-style-name="Standard">
      <style:text-properties fo:font-size="11pt" officeooo:rsid="00184810" officeooo:paragraph-rsid="0022c273" style:font-size-asian="9.60000038146973pt" style:font-size-complex="11pt"/>
    </style:style>
    <style:style style:name="P4" style:family="paragraph" style:parent-style-name="Standard">
      <style:text-properties fo:font-size="11pt" officeooo:rsid="00184810" officeooo:paragraph-rsid="002617b1" style:font-size-asian="9.60000038146973pt" style:font-size-complex="11pt"/>
    </style:style>
    <style:style style:name="P5" style:family="paragraph" style:parent-style-name="Standard">
      <style:text-properties officeooo:rsid="00235112" officeooo:paragraph-rsid="00235112"/>
    </style:style>
    <style:style style:name="P6" style:family="paragraph" style:parent-style-name="Standard">
      <style:text-properties officeooo:rsid="00235112" officeooo:paragraph-rsid="0026065d"/>
    </style:style>
    <style:style style:name="P7" style:family="paragraph" style:parent-style-name="Standard" style:list-style-name="L1">
      <style:text-properties officeooo:paragraph-rsid="0022c273"/>
    </style:style>
    <style:style style:name="P8" style:family="paragraph" style:parent-style-name="Standard" style:list-style-name="L1">
      <style:text-properties fo:font-size="11pt" officeooo:rsid="0022c273" officeooo:paragraph-rsid="0022c273" style:font-size-asian="9.60000038146973pt" style:font-size-complex="11pt"/>
    </style:style>
    <style:style style:name="P9" style:family="paragraph" style:parent-style-name="Standard" style:list-style-name="L1">
      <style:text-properties fo:font-size="11pt" officeooo:rsid="00235112" officeooo:paragraph-rsid="00235112" style:font-size-asian="9.60000038146973pt" style:font-size-complex="11pt"/>
    </style:style>
    <style:style style:name="P10" style:family="paragraph" style:parent-style-name="Standard">
      <style:text-properties fo:font-size="11pt" officeooo:rsid="002617b1" officeooo:paragraph-rsid="0026065d" style:font-size-asian="9.60000038146973pt" style:font-size-complex="11pt"/>
    </style:style>
    <style:style style:name="P11" style:family="paragraph" style:parent-style-name="Standard" style:list-style-name="L1">
      <style:text-properties officeooo:rsid="00235112" officeooo:paragraph-rsid="00235112"/>
    </style:style>
    <style:style style:name="T1" style:family="text">
      <style:text-properties fo:font-style="italic" style:font-style-asian="italic" style:font-style-complex="italic"/>
    </style:style>
    <style:style style:name="T2" style:family="text">
      <style:text-properties officeooo:rsid="001a5321"/>
    </style:style>
    <style:style style:name="T3" style:family="text">
      <style:text-properties fo:font-size="11pt" style:font-size-asian="9.60000038146973pt" style:font-size-complex="11pt"/>
    </style:style>
    <style:style style:name="T4" style:family="text">
      <style:text-properties fo:font-size="11pt" officeooo:rsid="0022c273" style:font-size-asian="9.60000038146973pt" style:font-size-complex="11pt"/>
    </style:style>
    <style:style style:name="T5" style:family="text">
      <style:text-properties fo:font-size="11pt" officeooo:rsid="001e73da" style:font-size-asian="9.60000038146973pt" style:font-size-complex="11pt"/>
    </style:style>
    <style:style style:name="T6" style:family="text">
      <style:text-properties fo:font-size="11pt" officeooo:rsid="0024d27d" style:font-size-asian="9.60000038146973pt" style:font-size-complex="11pt"/>
    </style:style>
    <style:style style:name="T7" style:family="text">
      <style:text-properties fo:font-size="11pt" officeooo:rsid="0026065d" style:font-size-asian="9.60000038146973pt" style:font-size-complex="11pt"/>
    </style:style>
    <style:style style:name="T8" style:family="text">
      <style:text-properties fo:font-size="11pt" officeooo:rsid="001a5321" style:font-size-asian="9.60000038146973pt" style:font-size-complex="11pt"/>
    </style:style>
    <style:style style:name="T9" style:family="text">
      <style:text-properties fo:font-size="11pt" officeooo:rsid="002617b1" style:font-size-asian="9.60000038146973pt" style:font-size-complex="11pt"/>
    </style:style>
    <style:style style:name="T10" style:family="text">
      <style:text-properties fo:font-size="11pt" officeooo:rsid="00265deb" style:font-size-asian="9.60000038146973pt" style:font-size-complex="11pt"/>
    </style:style>
    <style:style style:name="T11" style:family="text">
      <style:text-properties fo:font-size="11pt" officeooo:rsid="0027bb72" style:font-size-asian="9.60000038146973pt" style:font-size-complex="11pt"/>
    </style:style>
    <style:style style:name="T12" style:family="text">
      <style:text-properties fo:font-size="11pt" officeooo:rsid="002996a1" style:font-size-asian="9.60000038146973pt" style:font-size-complex="11pt"/>
    </style:style>
    <style:style style:name="T13" style:family="text">
      <style:text-properties fo:font-size="11pt" officeooo:rsid="002ae0f2" style:font-size-asian="9.60000038146973pt" style:font-size-complex="11pt"/>
    </style:style>
    <style:style style:name="T14" style:family="text">
      <style:text-properties officeooo:rsid="002c1aa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A Review of Real-Time Strategy Game AI</text:span> is a thorough survey of modern techniques used to create formidable <text:span text:style-name="T2">Artificial Intelligence (AI) opponents in real-time strategy (RTS) games. The implementations discussed mainly outline academic research, with industry techniques being minimally described only when the author needs to highlight the differences or shortcomings between the two approaches. Though the paper aims to address research for RTS game AI in general, the author has chosen to give extra attention to one RTS game in particular – a popular computer game developed by Blizzard Entertainment called StarCraft. The paper begins by familiarizing the reader with the rules common to typical RTS games, which provides important context for understanding the AI techniques explored in the paper. Once the reader has been familiarized with the concept of RTS games in general, an explanation of the game of StarCraft is presented. This explanation <text:s/>is not so important for the readers understanding of the various AI implementations, but rather serves to point out why the features of StarCraft game play are particularly well-suited for AI research. To address current academic research, the paper breaks down a slew of current RTS AI implementations into three broad categories in an attempt to reduce confusion about the current research that has been done. These categories are: Tactical Decision-Making, Strategic Decision-Making, and Plan Recognition and Learning. Each of these categories take a shallow dive into the current research that has been conducted, leaving a bit to be desired in regards to details, but that is not goal of the paper. Each category is further broken down into the types of algorithms that have been employed, giving a short description of each algorithm, the research that implemented them, and highlights some of the conclusions to be drawn from the research along with some of the shortcomings of the implementations. Next, the author identifies gaps and limitations in current research and proposes areas in need of standardization before presenting a conclusion to the reader. After reading this paper, it was clear that the author had several goals, which I believe were accomplished. My critique will address each of these goals individually in the order below. These are:</text:span></text:p>
      <text:p text:style-name="P3"/>
      <text:list xml:id="list5144226041230648368" text:style-name="L1">
        <text:list-item>
          <text:p text:style-name="P7"><text:span text:style-name="T4">Inform the reader of the current state of </text:span><text:span text:style-name="T7">research for </text:span><text:span text:style-name="T4">RTS </text:span><text:span text:style-name="T7">game </text:span><text:span text:style-name="T4">AI in academia.</text:span></text:p>
        </text:list-item>
        <text:list-item>
          <text:p text:style-name="P8">Attempt to reduce confusion about different algorithms by applying consistent terminology.</text:p>
        </text:list-item>
        <text:list-item>
          <text:p text:style-name="P8">Identify gaps and shortcomings in current academic research.</text:p>
        </text:list-item>
        <text:list-item>
          <text:p text:style-name="P11"><text:span text:style-name="T3">“A call for </text:span><text:span text:style-name="T5">increased rigor and standardisation of evaluation methods” </text:span><text:span text:style-name="T3">(pg 20)</text:span></text:p>
        </text:list-item>
        <text:list-item>
          <text:p text:style-name="P9">Provoke industry adoption of more complex AI implementations explored in academia.</text:p>
        </text:list-item>
      </text:list>
      <text:p text:style-name="P5"/>
      <text:p text:style-name="P6"><text:span text:style-name="T3"><text:tab/></text:span><text:span text:style-name="T7">Most of the paper (sections 2-4) </text:span><text:span text:style-name="T9">is</text:span><text:span text:style-name="T7"> dedicated to describing the three broad categories of </text:span><text:span text:style-name="T9">approaches</text:span><text:span text:style-name="T7">, </text:span><text:span text:style-name="T8">Tactical Decision-Making, Strategic Decision-Making, and Plan Recognition and Learning</text:span><text:span text:style-name="T7">. The author did well in sticking to a consistent format in which they presented the research for each of these </text:span><text:span text:style-name="T13">approaches</text:span><text:span text:style-name="T7">. </text:span><text:span text:style-name="T9">Each </text:span><text:span text:style-name="T13">approach</text:span><text:span text:style-name="T9"> began with a proper introduction that explained the goal of the technique before continuing into subsections where current implementations and research were described. Each subsection was dedicated to describing a particular technique used in attempt to solve the problem type of its section. </text:span><text:span text:style-name="T10">Each subsection generally conformed to a consistent format as well. Each one started with a description of </text:span><text:span text:style-name="T12">the technique</text:span><text:span text:style-name="T10"> an</text:span><text:span text:style-name="T12">d</text:span><text:span text:style-name="T10"> some rationale behind why it was used. This was followed by the current research using it, and a brief overview of how it worked from an implementation perspective. Generally, shortcomings of each implementation were addressed and incremental improvements made or potential combinations of other techniques were </text:span><text:span text:style-name="T11">described</text:span><text:span text:style-name="T10"> to address these shortcomings. </text:span><text:span text:style-name="T9">There was only </text:span><text:span text:style-name="T11">one small thing</text:span><text:span text:style-name="T9"> I thought the author did not do well in this section of the paper. Occasionally, the author diverged from the topic at hand by introducing or referring back to material for other topics in the paper. For example, in section 2.2 (Monte Carlo Planning) the author notes that “MCTS may also be effective at strategic level decision-making” before properly introducing the reader to the concept of strategic level decision-making </text:span><text:span text:style-name="T12">in section 3 </text:span><text:span text:style-name="T9">(additionally, the acronym “MTCS” is never introduced, but I assume it means Monte Carlo Tree Search). This trend appears throughout sections 2-4.</text:span></text:p>
      <text:p text:style-name="P10"><text:soft-page-break/></text:p>
      <text:p text:style-name="P5">conclusion</text:p>
      <text:p text:style-name="P5"><text:span text:style-name="T3"><text:tab/>Though I'm no expert on each of the algorithms reviewed in this paper, I do feel like I came away with a better understanding of how problems posed by RTS games are approached, and certainly a better understanding of the techniques used in attempt to solve them. The author was successful in contributing a solid base from which a person interested in solving these types of problems might begin. </text:span><text:span text:style-name="T6">There were a plethora of algorithms described and the reference provided will be a valuable resource for anyone who wishes to investigate further. </text:span><text:span text:style-name="T3">The survey of these techniques will help to prevent future confusion in regards to types of techniques used, and potentially reduce redundancy in research conducted. In addition to </text:span><text:span text:style-name="T6">the knowledge an resources provided, the author goes further and provides insightful and ambitious suggestions for future work. I found the paper to broad, perhaps overly-broad in the goals it was trying to accomplish, but this seemed intentional and the author never strayed from these goals. This paper will serve to be a valuable resource for future researchers investigating AI in RTS games.</text:span></text:p>
      <text:p text:style-name="P2"/>
      <text:p text:style-name="P2">The author repeatedly makes a case that it would behoove the games industry to adopt techniques used in academia, but also makes it clear that the industry has no desire to investigate the offerings produced by academ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1pt" officeooo:rsid="001611cb" officeooo:paragraph-rsid="001611cb" style:font-size-asian="11pt" style:font-size-complex="11pt"/>
    </style:style>
    <style:style style:name="MT1" style:family="text">
      <style:text-properties officeooo:rsid="002c1aa2"/>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Project Proposal</text:span><text:tab/><text:tab/>Casey Pore</text:p>
        <text:p text:style-name="MP1"><text:tab/><text:tab/>CS540: Spring 201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6T21:00:41.638818299</meta:creation-date>
    <dc:date>2015-02-08T22:44:47.440440513</dc:date>
    <meta:editing-duration>PT1H50M44S</meta:editing-duration>
    <meta:editing-cycles>15</meta:editing-cycles>
    <meta:generator>LibreOffice/4.3.5.2.0$Linux_X86_64 LibreOffice_project/430$Build-2</meta:generator>
    <meta:document-statistic meta:table-count="0" meta:image-count="0" meta:object-count="0" meta:page-count="2" meta:paragraph-count="12" meta:word-count="914" meta:character-count="5826" meta:non-whitespace-character-count="4922"/>
  </office:meta>
</office:document-meta>
</file>